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611in" fo:margin-left="0in" fo:margin-top="0in" fo:margin-bottom="0in" table:align="left"/>
    </style:style>
    <style:style style:name="Table1.A" style:family="table-column">
      <style:table-column-properties style:column-width="3.7188in"/>
    </style:style>
    <style:style style:name="Table1.B" style:family="table-column">
      <style:table-column-properties style:column-width="2.5417in"/>
    </style:style>
    <style:style style:name="Table1.1" style:family="table-row">
      <style:table-row-properties style:min-row-height="0.3236in" fo:keep-together="auto"/>
    </style:style>
    <style:style style:name="Table1.A1" style:family="table-cell">
      <style:table-cell-properties fo:padding-left="0.0785in" fo:padding-right="0.075in" fo:padding-top="0.0396in" fo:padding-bottom="0in" fo:border="0.5pt solid #000000"/>
    </style:style>
    <style:style style:name="Table1.2" style:family="table-row">
      <style:table-row-properties style:min-row-height="0.316in" fo:keep-together="auto"/>
    </style:style>
    <style:style style:name="P1" style:family="paragraph" style:parent-style-name="Standard">
      <style:text-properties style:font-name="Trebuchet MS" style:font-name-asian="Trebuchet MS1" style:font-name-complex="Trebuchet MS1"/>
    </style:style>
    <style:style style:name="P2" style:family="paragraph" style:parent-style-name="Standard">
      <style:paragraph-properties fo:margin-top="0.1665in" fo:margin-bottom="0.0835in" loext:contextual-spacing="false" fo:line-height="100%"/>
    </style:style>
    <style:style style:name="P3" style:family="paragraph" style:parent-style-name="Standard">
      <style:paragraph-properties fo:margin-top="0.0835in" fo:margin-bottom="0.0835in" loext:contextual-spacing="false" fo:line-height="100%"/>
    </style:style>
    <style:style style:name="P4" style:family="paragraph" style:parent-style-name="Standard" style:list-style-name="WWNum2">
      <style:paragraph-properties fo:margin-left="0.248in" fo:margin-right="0in" fo:margin-top="0.0835in" fo:margin-bottom="0.0835in" loext:contextual-spacing="false" fo:line-height="100%" fo:text-indent="-0.248in" style:auto-text-indent="false"/>
    </style:style>
    <style:style style:name="P5" style:family="paragraph" style:parent-style-name="Standard" style:list-style-name="WWNum1">
      <style:paragraph-properties fo:margin-left="0.248in" fo:margin-right="0in" fo:margin-top="0.0835in" fo:margin-bottom="0.0835in" loext:contextual-spacing="false" fo:line-height="100%" fo:text-indent="-0.248in" style:auto-text-indent="false"/>
    </style:style>
    <style:style style:name="P6" style:family="paragraph" style:parent-style-name="Standard" style:list-style-name="WWNum1">
      <style:paragraph-properties fo:margin-left="0.25in" fo:margin-right="0in" fo:margin-top="0.0835in" fo:margin-bottom="0.0835in" loext:contextual-spacing="false" fo:line-height="100%" fo:text-indent="-0.25in" style:auto-text-indent="false"/>
    </style:style>
    <style:style style:name="P7"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paragraph-properties fo:margin-left="0.25in" fo:margin-right="0in" fo:text-indent="0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0" style:family="paragraph" style:parent-style-name="Heading_20_2" style:master-page-name="Standard">
      <style:paragraph-properties fo:margin-top="0in" fo:margin-bottom="0in" loext:contextual-spacing="false" fo:line-height="100%" fo:text-align="center" style:justify-single-word="false" style:page-number="1"/>
    </style:style>
    <style:style style:name="P11" style:family="paragraph" style:parent-style-name="Heading_20_2">
      <style:paragraph-properties fo:margin-top="0.0835in" fo:margin-bottom="0.25in" loext:contextual-spacing="false" fo:line-height="100%" fo:text-align="center" style:justify-single-word="false"/>
    </style:style>
    <style:style style:name="T1" style:family="text">
      <style:text-properties style:font-name="Comic Sans MS" fo:font-size="18pt" style:text-underline-style="none" style:font-name-asian="Comic Sans MS1" style:font-size-asian="18pt" style:font-name-complex="Comic Sans MS1" style:font-size-complex="18pt"/>
    </style:style>
    <style:style style:name="T2" style:family="text">
      <style:text-properties fo:font-size="16pt" style:text-underline-style="none" style:font-size-asian="16pt" style:font-size-complex="16pt"/>
    </style:style>
    <style:style style:name="T3" style:family="text">
      <style:text-properties style:font-name="Trebuchet MS" fo:font-size="11pt" style:font-name-asian="Trebuchet MS1" style:font-size-asian="11pt" style:font-name-complex="Trebuchet MS1" style:font-size-complex="11pt"/>
    </style:style>
    <style:style style:name="T4" style:family="text">
      <style:text-properties style:font-name="Trebuchet MS" fo:font-size="11pt" fo:font-weight="bold" style:font-name-asian="Trebuchet MS1" style:font-size-asian="11pt" style:font-weight-asian="bold" style:font-name-complex="Trebuchet MS1" style:font-size-complex="11pt" style:font-weight-complex="bold"/>
    </style:style>
    <style:style style:name="T5" style:family="text">
      <style:text-properties style:font-name="Trebuchet MS" fo:font-size="11pt" fo:font-style="italic" style:text-underline-style="solid" style:text-underline-width="auto" style:text-underline-color="font-color" style:font-name-asian="Trebuchet MS1" style:font-size-asian="11pt" style:font-style-asian="italic" style:font-name-complex="Trebuchet MS1" style:font-size-complex="11pt" style:font-style-complex="italic"/>
    </style:style>
    <style:style style:name="T6" style:family="text">
      <style:text-properties style:font-name="Trebuchet MS" fo:font-size="11pt" fo:font-style="italic" style:font-name-asian="Trebuchet MS1" style:font-size-asian="11pt" style:font-style-asian="italic" style:font-name-complex="Trebuchet MS1" style:font-size-complex="11pt" style:font-style-complex="italic"/>
    </style:style>
    <style:style style:name="T7" style:family="text">
      <style:text-properties style:font-name="Arial" fo:font-weight="bold" style:font-name-asian="Arial1" style:font-weight-asian="bold" style:font-name-complex="Arial1" style:font-weight-complex="bold"/>
    </style:style>
    <style:style style:name="T8" style:family="text">
      <style:text-properties fo:color="#0000ff" style:font-name="Trebuchet MS" fo:font-size="11pt" style:font-name-asian="Trebuchet MS1" style:font-size-asian="11pt" style:font-name-complex="Trebuchet MS1" style:font-size-complex="11pt"/>
    </style:style>
    <style:style style:name="T9" style:family="text">
      <style:text-properties style:text-position="super 58%" style:font-name="Trebuchet MS" fo:font-size="11pt" style:font-name-asian="Trebuchet MS1" style:font-size-asian="11pt" style:font-name-complex="Trebuchet MS1" style:font-size-complex="11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Extra Time Out of School Club</text:span></text:p>
      <text:p text:style-name="P11"><text:span text:style-name="T2">Data Protection and confidentiality Policy (GDPR)</text:span></text:p>
      <text:p text:style-name="P2"><text:span text:style-name="T3">At</text:span><text:span text:style-name="T4"> </text:span><text:span text:style-name="T3">Extra Time we respect the privacy of the children attending the Club and the privacy of their parents or carers, as well as the privacy of our staff. Our aim is to ensure that all those using and working within the Out of School Club can do so with confidence that their personal data is being kept secure.</text:span></text:p>
      <text:p text:style-name="P2"><text:span text:style-name="T3">Our lead person for data protection is </text:span><text:span text:style-name="T4">Mandy Grosse</text:span><text:span text:style-name="T3"> and </text:span><text:span text:style-name="T4">Teresa Quinn</text:span><text:span text:style-name="T3"> is the second point of contact. <text:s/>The lead person ensures that the Club meets the requirements of the GDPR, liaises with statutory bodies when necessary, and responds to any subject access requests.</text:span></text:p>
      <text:p text:style-name="P2"><text:span text:style-name="T7">Confidentiality</text:span></text:p>
      <text:p text:style-name="P3"><text:span text:style-name="T3">Within the Club we respect confidentiality in the following ways:</text:span></text:p>
      <text:list xml:id="list2276564096" text:style-name="WWNum2">
        <text:list-item>
          <text:p text:style-name="P4"><text:span text:style-name="T3">We will only ever share information with a parent about their own child.</text:span></text:p>
        </text:list-item>
        <text:list-item>
          <text:p text:style-name="P4"><text:span text:style-name="T3">Information given by parents to Club staff about their child will not be passed on to third parties without permission unless there is a safeguarding issue (as covered in our </text:span><text:span text:style-name="T4">Safeguarding Policy</text:span><text:span text:style-name="T3">).</text:span></text:p>
        </text:list-item>
        <text:list-item>
          <text:p text:style-name="P4"><text:span text:style-name="T3">Concerns or evidence relating to a child’s safety, will be kept in a confidential file and will not be shared within the Club, except with the designated Child Protection Officer and the Owner / manager</text:span></text:p>
        </text:list-item>
        <text:list-item>
          <text:p text:style-name="P4"><text:span text:style-name="T3">Staff only discuss individual children for purposes of planning and group management.</text:span></text:p>
        </text:list-item>
        <text:list-item>
          <text:p text:style-name="P4"><text:span text:style-name="T3">Staff are made aware of the importance of confidentiality during their induction process.</text:span></text:p>
        </text:list-item>
        <text:list-item>
          <text:p text:style-name="P4"><text:span text:style-name="T3">Issues relating to the employment of staff, whether paid or voluntary, will remain confidential to those making personnel decisions.</text:span></text:p>
        </text:list-item>
      </text:list>
      <text:list xml:id="list3520795062" text:style-name="WWNum1">
        <text:list-item>
          <text:p text:style-name="P5"><text:span text:style-name="T3">All personal data is stored securely in a lockable filing cabinet, and on a password protected computer that only Mandy Grosse the owner has access to (Natalie Walton (Deputy) <text:s/>will be given the password if ever Mandy G is incapacitated. We do have an emergency contact list on the back of the registers, which is kept within sight of a staff member at all times whilst we are open to the children. </text:span></text:p>
        </text:list-item>
        <text:list-item>
          <text:p text:style-name="P6"><text:span text:style-name="T3">Students on work placements and volunteers are informed of our Data Protection policy and are required to respect it.</text:span></text:p>
        </text:list-item>
      </text:list>
      <text:p text:style-name="P2"><text:span text:style-name="T7">Information that we keep</text:span></text:p>
      <text:p text:style-name="P3"><text:span text:style-name="T3">The items of personal data that we keep about individual staff are documented within their own personal files in the filing cabinet. And on the password protected computer system, for the use of detailing and documenting wages on a tool from the government and training logs on the POD training system, to access training. Also email addresses, again kept on the password protected computer. We also have their telephone numbers within our mobile telephone to enable us to contact them. These areas are to be reviewed annually to ensure that any new data types are included.</text:span></text:p>
      <text:p text:style-name="P2"><text:span text:style-name="T5">Children and parents</text:span><text:span text:style-name="T6">:</text:span><text:span text:style-name="T3"> We hold only the information necessary to provide a childcare service for each child. This includes child registration information, medical information, parent contact information, attendance records, incident and accident records and so forth. Once a child leaves our care we retain only the data required by statutory legislation and industry best practice, and for the prescribed periods of time. Electronic data that is no longer required is deleted and paper records are disposed of securely.</text:span></text:p>
      <text:p text:style-name="P2"><text:span text:style-name="T5">Staff</text:span><text:span text:style-name="T6">:</text:span><text:span text:style-name="T3"> We keep information about employees in order to meet HMRC and Ofsted requirements, and to comply with all other areas of employment legislation. We retain the information after a member of staff has left our employment for the recommended period of time, then it is deleted or destroyed as necessary.</text:span></text:p>
      <text:p text:style-name="P2"><text:span text:style-name="T7">Sharing information with third parties</text:span></text:p>
      <text:p text:style-name="P3"><text:span text:style-name="T3">We will only share child information with outside agencies on a need-to-know basis and with consent from parents, except in cases relating to safeguarding children, criminal activity, or if required by legally authorised bodies (e.g. Police, HMRC, etc). If we decide to share information without parental consent, we will record this in the child’s file, clearly stating our reasons and whom we have share the information with. </text:span></text:p>
      <text:p text:style-name="P3"><text:span text:style-name="T3">We will only share relevant information that is accurate and up to date. Our primary commitment is to the safety and well-being of the children in our care. <text:s/></text:span></text:p>
      <text:p text:style-name="P3"><text:span text:style-name="T3">Some limited personal information is disclosed to authorised third parties we have engaged to process it, as part of the normal running of our business, and to manage our payroll and accounts. Any such third parties comply with the strict data protection regulations of the GDPR. </text:span></text:p>
      <text:p text:style-name="P2"><text:span text:style-name="T7">Subject access requests</text:span></text:p>
      <text:list xml:id="list130849467107903" text:continue-list="list2276564096" text:style-name="WWNum2">
        <text:list-item>
          <text:p text:style-name="P4"><text:span text:style-name="T3">Parents/carers can ask to see the information and records relating to their child, and/or any information that we keep about themselves. </text:span></text:p>
        </text:list-item>
        <text:list-item>
          <text:p text:style-name="P4"><text:span text:style-name="T3">Staff and volunteers can ask to see any information that we keep about them. </text:span></text:p>
        </text:list-item>
        <text:list-item>
          <text:p text:style-name="P4"><text:soft-page-break/><text:span text:style-name="T3">We will make the requested information available as soon as practicable, and will respond to the request within one month at the latest.</text:span></text:p>
        </text:list-item>
        <text:list-item>
          <text:p text:style-name="P4"><text:span text:style-name="T3">If our information is found to be incorrect or out of date, we will update it promptly.</text:span></text:p>
        </text:list-item>
        <text:list-item>
          <text:p text:style-name="P4"><text:span text:style-name="T3">If any individual about whom we hold data has a complaint about how we have kept their information secure, or how we have responded to a subject access request, they may complain to the Information Commissioner’s Office (ICO).</text:span></text:p>
        </text:list-item>
      </text:list>
      <text:p text:style-name="P2"><text:span text:style-name="T7">GDPR</text:span></text:p>
      <text:p text:style-name="Standard"><text:span text:style-name="T3">We comply with the requirements of the General Data Protection Regulation (GDPR), regarding obtaining, storing and using personal data, and get parents/carers and staff to sign documents to state that they are happy for us to carry on collecting the data we do, and that they are happy with how we store it.</text:span></text:p>
      <text:p text:style-name="P1"/>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Standard"><text:span text:style-name="T3">This policy was adopted by: </text:span></text:p>
            <text:p text:style-name="Standard"><text:span text:style-name="T3">Mandy Grosse</text:span></text:p>
          </table:table-cell>
          <table:table-cell table:style-name="Table1.A1" office:value-type="string">
            <text:p text:style-name="Standard"><text:span text:style-name="T3">Date: 6</text:span><text:span text:style-name="T9">th</text:span><text:span text:style-name="T3"> March 2025</text:span></text:p>
          </table:table-cell>
        </table:table-row>
        <table:table-row table:style-name="Table1.2">
          <table:table-cell table:style-name="Table1.A1" office:value-type="string">
            <text:p text:style-name="Standard"><text:span text:style-name="T3">To be reviewed: </text:span></text:p>
            <text:p text:style-name="Standard"><text:span text:style-name="T3">April 2026</text:span></text:p>
          </table:table-cell>
          <table:table-cell table:style-name="Table1.A1" office:value-type="string">
            <text:p text:style-name="Standard"><text:span text:style-name="T3">Signed:</text:span><text:span text:style-name="T8"> </text:span></text:p>
          </table:table-cell>
        </table:table-row>
      </table:table>
      <text:p text:style-name="Standard"/>
      <text:p text:style-name="Standard"/>
      <text:p text:style-name="Standard"/>
      <text:p text:style-name="Standard"/>
      <text:p text:style-name="Standard"/>
      <text:p text:style-name="Standard"/>
      <text:p text:style-name="Standard"/>
      <text:p text:style-name="Standard">I am signing to say that I have read and understood the policy and will adhere to it, whilst working with Extra Time Out of school Club:</text:p>
      <text:p text:style-name="Standard"/>
      <text:list xml:id="list2886214081" text:style-name="WWNum3">
        <text:list-item>
          <text:p text:style-name="P7"><text:span text:style-name="T10">GROSSE<text:tab/><text:tab/><text:tab/> <text:s text:c="26"/>DATE:</text:span></text:p>
        </text:list-item>
      </text:list>
      <text:p text:style-name="P8"/>
      <text:p text:style-name="P8">N.WALTON:<text:tab/><text:tab/><text:tab/><text:tab/><text:tab/> <text:s text:c="2"/>DATE:</text:p>
      <text:p text:style-name="P8"/>
      <text:p text:style-name="P8">H. BAILEY<text:tab/><text:tab/><text:tab/><text:tab/><text:tab/> <text:s text:c="2"/>DATE:</text:p>
      <text:p text:style-name="P8"/>
      <text:p text:style-name="P8">T. QUINN<text:tab/><text:tab/><text:tab/><text:tab/><text:tab/><text:tab/> <text:s text:c="2"/>DATE:</text:p>
      <text:p text:style-name="P8"><text:soft-page-break/></text:p>
      <text:p text:style-name="P8">M.WRIGHT<text:tab/><text:tab/><text:tab/><text:tab/><text:tab/> <text:s text:c="2"/>DAT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0835in" fo:margin-bottom="0.0835in" loext:contextual-spacing="false" fo:line-height="100%" fo:keep-with-next="always"/>
      <style:text-properties style:font-name="Arial" fo:font-family="Arial" style:font-family-generic="roman" style:font-pitch="variable" fo:font-size="11pt" style:text-underline-style="solid" style:text-underline-width="auto" style:text-underline-color="font-color"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Head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family="Arial" style:font-family-generic="roman" style:font-pitch="variable" style:text-underline-style="solid" style:text-underline-width="auto" style:text-underline-color="font-color" fo:font-weight="bold" style:font-name-asian="Times" style:font-family-asian="Times" style:font-family-generic-asian="system" style:font-pitch-asian="variable" style:language-asian="en" style:country-asian="GB"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Trebuchet MS" fo:font-family="'Trebuchet MS'"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rebuchet MS" fo:font-family="'Trebuchet MS'"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Policy of extra time <text:tab/> <text:s text:c="2"/><text:tab/> Reviewed 6</text:span><text:span text:style-name="MT2">th</text:span><text:span text:style-name="MT1"> March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27T11:19:00</meta:creation-date>
    <meta:initial-creator>catherine Wrench</meta:initial-creator>
    <meta:document-statistic meta:table-count="1" meta:image-count="0" meta:object-count="0" meta:page-count="3" meta:paragraph-count="43" meta:word-count="964" meta:character-count="5773" meta:non-whitespace-character-count="4790"/>
    <meta:generator>LibreOfficeDev/6.0.5.2$Linux_X86_64 LibreOffice_project/</meta:generator>
  </office:meta>
</office:document-meta>
</file>